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666666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4.181666666666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7.40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6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d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FIEL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GENERAL.</text:span>PMID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unique pubmed identifie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GENERAL.</text:span>COMMENTS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general comment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GENERAL.</text:span>AUTHOR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use first author or complete list of authors (if retrieved form pubmed). Use first,last name if experimente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GENERAL.</text:span>DATE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date of publication (if from pubmed) or date of protocol design / first us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EQUIPMENT.NAME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generic name (open field, fear conditioning ...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EQUIPMENT.MANUFACTURER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brand, company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SIZE.WIDTH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SIZE.LENGTH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SIZE.HEIGHT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SIZE.ANGLE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ANGLE defines the angles between areas (used for measuring angles between arms in a radial maze, t maze, y maze …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SIZE.AREA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SIZE.VOLUME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SIZE.DIAMETER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SHAPE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COLOR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MATERIAL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HEIGHT_FROM_FLOOR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CLEANED_WITH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WATER.OPACITY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WATER.TEMPERATURE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WATER.COLOR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WATER.EXPOSURE_TIME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BEDDING.COLOR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Bedding is a special zon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BEDDING.MATERIAL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Bedding is a special zon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DISTANCE_FROM.STIMULUS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DISTANCE_FROM.ARENA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ARENA</text:span>.ZONE.&lt;name&gt;.ABOVE_WATER_HEIGHT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Special case for platform in water maz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NAME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special case for in-house platform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NOISE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noise level <text:s/>(in decibel) measured from the room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SIZE.LENGTH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SIZE.WIDTH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SIZE.HEIGHT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SIZE.AREA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SIZE.VOLUME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SHAPE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room shape (square, rectangular) used for spatial navigation tasks using distal cue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ROOM</text:span>.TEMPERATURE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room temperatur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ILLUMINATION</text:span>.VISIBLE.FROM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light source positi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ILLUMINATION</text:span>.VISIBLE.LUX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light intensity. A special case should be designed to include the Watt of the light bulb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ILLUMINATION</text:span>.VISIBLE.MEASURED_FROM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Where is the light measured from (arm, platform, center...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ILLUMINATION</text:span>.VISIBLE.COLOR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light colo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ILLUMINATION</text:span>.VISIBLE.DISTANCE_FROM_ARENA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distance from the aren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ILLUMINATION</text:span>.IR.WAVELENGTH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Infrared wavelength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ILLUMINATION</text:span>.IR.FROM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light source positi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ILLUMINATION</text:span>.IR.DISTANCE_FROM_ARENA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distanc efrom aren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SUBJECT</text:span>.SINGLE_CAGE</text:p>
          </table:table-cell>
          <table:table-cell office:value-type="string" table:style-name="ce3">
            <text:p>bool</text:p>
          </table:table-cell>
          <table:table-cell office:value-type="string" table:style-name="ce1">
            <text:p>if the subject is single-housed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SUBJECT</text:span>.SINGLE_CAGE.DURATION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duration of single housing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SUBJECT</text:span>.AGE.DAYS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age in days of the subject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<text:span text:style-name="T1">SUBJECT</text:span>.SEX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subjects’ se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SUBJECT</text:span>.GENOTYPE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genotype (KO, TG <text:s/>for which gene...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SUBJECT</text:span>.GENOTYPE.BACKGROUND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background (C57, DBA/2 ...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SUBJECT</text:span>.STARTING_FROM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zone of the arena from which the subject is releas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SUBJECT</text:span>.FUR.COLOR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color of the fu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SUBJECT</text:span>.PREVIOUS_EXPERIENCE</text:p>
          </table:table-cell>
          <table:table-cell office:value-type="string" table:style-name="ce3">
            <text:p>bool</text:p>
          </table:table-cell>
          <table:table-cell office:value-type="string" table:style-name="ce1">
            <text:p>whether the subject was previously tested in other behavioral tests (YES/NO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SUBJECT</text:span>.PREVIOUS_EXPERIENCE.&lt;name&gt;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general comment on type of tasks (free text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SUBJECT</text:span>.ON.ARENA.ZONE.&lt;name&gt;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If the subject is held in a specific zon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<text:span text:style-name="T1">PROTOCOL</text:span>.GROUP.SIZE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number of subjects per group (use the minimum number reported</text:p>
          </table:table-cell>
          <table:table-cell table:number-columns-repeated="3" table:style-name="ce2"/>
          <table:table-cell office:value-type="string" table:style-name="ce1">
            <text:p>number of subjects per group (use the minimum number reported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<text:span text:style-name="T1">PROTOCOL</text:span>.SESSION.&lt;name&gt;.START_AT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day (datetime) when the session star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PROTOCOL</text:span>.SESSION.&lt;name&gt;.STOP_AT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da (daytime) when the session stop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PROTOCOL</text:span>.SESSION.&lt;name&gt;.DURATION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session dura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<text:span text:style-name="T1">PROTOCOL</text:span>.SESSION.&lt;name&gt;.TOTAL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total number of session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PROTOCOL.SESSION.&lt;name&gt;.PER_DAY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sessions per da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PROTOCOL.SESSION.&lt;name&gt;.MAX_DURATION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maximal dura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PROTOCOL.BLOCK.&lt;name&gt;.DELAY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Inter-block dela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PROTOCOL.BLOCK.&lt;name&gt;.PER_DAY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number of blocks per day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TRIAL.&lt;name&gt;.DURATION.MAXIMUM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maximum duration of trial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TRIAL.&lt;name&gt;.DURATION.MINIMUM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minimum duration of trial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TRIAL.&lt;name&gt;.DURATION.REGULAR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regular (i.e. fixed duration of the trial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TRIAL.&lt;name&gt;.TOTAL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total number of trial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TRIAL.&lt;name&gt;.PER_DAY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number of trials per day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TRIAL.&lt;name&gt;.PER_SESSION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number of trials per sessi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INTER_TRIAL.DELAY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delay between trials (ITI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INTER_SESSION.DELAY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delay between session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EXPOSURE_TIME.ARENA.ZONE.&lt;name&gt;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amount of time exposed to zone in the aren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EXPOSURE_TIME.ROOM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amount of time exposed to the room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PROTOCOL.EXPOSURE_TIME.STIMULUS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amount of time exposed to the stimulu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modality&gt;.&lt;name&gt;.SIZE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stimulus size (for 2D / 3D stimuli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.modality&gt;.&lt;name&gt;.SPATIAL_FREQUENCY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spatial frequency (visual stimuli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.modality&gt;.&lt;name&gt;.TOTAL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total number of stimul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.modality&gt;.&lt;name&gt;.DURATION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simulus durati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.modality&gt;.&lt;name&gt;.COLOR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colo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.modality&gt;.&lt;name&gt;.INTENSITY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intensity (this depends on &lt;modality&gt;, LUX, dB ...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modality&gt;.&lt;name&gt;.INTER_STIMULUS_INTERVAL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IS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modality&gt;.&lt;name&gt;.ONSET</text:p>
          </table:table-cell>
          <table:table-cell office:value-type="string" table:style-name="ce3">
            <text:p>time</text:p>
          </table:table-cell>
          <table:table-cell office:value-type="string" table:style-name="ce1">
            <text:p>time of stimulus onset (from start of trial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modality&gt;.&lt;name&gt;.DISTANCE_FROM.[ARENA|SUBJECT|STIMULUS]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stimulus distance from the arena, the subject , or other stimulus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modality&gt;.&lt;name&gt;.PER_TRIAL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number of stimuli per trial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STIMULUS.&lt;modality&gt;.&lt;name&gt;.PER_SESSION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number of stimuli per sessi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IDEO.FPS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frames per second used for video acquisiti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IDEO.PIXELS_CM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scale (i.e. how many pixels / centimeter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IDEO.POV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point of view (top, side, bottom...)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IDEO.DISTANCE_FROM_SUBJECT</text:p>
          </table:table-cell>
          <table:table-cell office:value-type="string" table:style-name="ce3">
            <text:p>float</text:p>
          </table:table-cell>
          <table:table-cell office:value-type="string" table:style-name="ce1">
            <text:p>Camera / subject distanc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IDEO.SIZE.WIDTH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video siz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IDEO.SIZE.HEIGHT</text:p>
          </table:table-cell>
          <table:table-cell office:value-type="string" table:style-name="ce3">
            <text:p>int</text:p>
          </table:table-cell>
          <table:table-cell office:value-type="string" table:style-name="ce1">
            <text:p>video siz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IDEO.IR_FILTER_ON</text:p>
          </table:table-cell>
          <table:table-cell office:value-type="string" table:style-name="ce3">
            <text:p>bool</text:p>
          </table:table-cell>
          <table:table-cell office:value-type="string" table:style-name="ce1">
            <text:p>If using the IR filter to capture the video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IDEO.TRACKING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type of tracking used (manual, auto, IR ...) - TO BE REVISED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ACILITY.LIGHT_ON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onset of light in the housing facility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FACILITY.LIGHT_OFF</text:p>
          </table:table-cell>
          <table:table-cell office:value-type="string" table:style-name="ce3">
            <text:p>text</text:p>
          </table:table-cell>
          <table:table-cell office:value-type="string" table:style-name="ce1">
            <text:p>offset of light in the housing facility</text:p>
          </table:table-cell>
          <table:table-cell table:number-columns-repeated="16381"/>
        </table:table-row>
        <table:table-row table:number-rows-repeated="104847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8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8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420E"/>
      <style:text-properties fo:color="#FFFFFF"/>
    </style:style>
    <style:style style:name="cf2" style:family="table-cell" style:data-style-name="N0">
      <style:table-cell-properties fo:background-color="#FF420E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FF420E"/>
      <style:text-properties fo:color="#FFFFFF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Leonardo Restivo</meta:initial-creator>
    <dc:creator>Lex</dc:creator>
    <meta:creation-date>2018-12-13T10:28:19Z</meta:creation-date>
    <dc:date>2021-12-15T11:13:54Z</dc:date>
    <meta:editing-cycles>57</meta:editing-cycles>
    <meta:editing-duration>PT105388S</meta:editing-duration>
  </office:meta>
</office:document-meta>
</file>